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31c69" officeooo:paragraph-rsid="00153ef5"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officeooo:rsid="00131c69" officeooo:paragraph-rsid="00131c69"/>
    </style:style>
    <style:style style:name="P5" style:family="paragraph" style:parent-style-name="Standard">
      <style:text-properties fo:font-size="12pt" officeooo:rsid="00131c69" officeooo:paragraph-rsid="00153ef5" style:font-size-asian="12pt" style:font-size-complex="12pt"/>
    </style:style>
    <style:style style:name="P6" style:family="paragraph" style:parent-style-name="Text_20_body">
      <style:text-properties fo:font-size="25pt" officeooo:rsid="00131c69" officeooo:paragraph-rsid="00131c69"/>
    </style:style>
    <style:style style:name="P7" style:family="paragraph" style:parent-style-name="Standard">
      <style:text-properties fo:font-size="14pt" fo:font-weight="bold" officeooo:rsid="00153ef5" officeooo:paragraph-rsid="00153ef5" style:font-size-asian="14pt" style:font-weight-asian="bold" style:font-size-complex="14pt" style:font-weight-complex="bold"/>
    </style:style>
    <style:style style:name="P8" style:family="paragraph" style:parent-style-name="Standard">
      <style:text-properties fo:font-size="14pt" fo:font-weight="bold" officeooo:rsid="00140ead" officeooo:paragraph-rsid="00140ead" style:font-size-asian="14pt" style:font-weight-asian="bold" style:font-size-complex="14pt" style:font-weight-complex="bold"/>
    </style:style>
    <style:style style:name="P9" style:family="paragraph" style:parent-style-name="Standard">
      <style:text-properties fo:font-size="12pt" officeooo:rsid="00153ef5" officeooo:paragraph-rsid="00153ef5" style:font-size-asian="12pt" style:font-size-complex="12pt"/>
    </style:style>
    <style:style style:name="P10" style:family="paragraph" style:parent-style-name="Standard">
      <style:text-properties fo:font-size="12pt" fo:font-weight="bold" officeooo:rsid="00153ef5" officeooo:paragraph-rsid="00153ef5" style:font-size-asian="12pt" style:font-weight-asian="bold" style:font-size-complex="12pt" style:font-weight-complex="bold"/>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text-properties fo:font-weight="bold" style:font-weight-asian="bold" style:font-weight-complex="bold"/>
    </style:style>
    <style:style style:name="P14" style:family="paragraph" style:parent-style-name="Standard" style:list-style-name="L3">
      <style:text-properties fo:font-weight="bold" style:font-weight-asian="bold" style:font-weight-complex="bold"/>
    </style:style>
    <style:style style:name="P15" style:family="paragraph" style:parent-style-name="Standard" style:list-style-name="L3"/>
    <style:style style:name="P16" style:family="paragraph" style:parent-style-name="Standard">
      <style:text-properties officeooo:rsid="00140ead"/>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53ef5"/>
    </style:style>
    <style:style style:name="T4" style:family="text">
      <style:text-properties fo:font-weight="normal" officeooo:rsid="00153ef5" style:font-weight-asian="normal" style:font-weight-complex="normal"/>
    </style:style>
    <style:style style:name="T5" style:family="text">
      <style:text-properties officeooo:rsid="001695d5"/>
    </style:style>
    <style:style style:name="T6" style:family="text">
      <style:text-properties officeooo:rsid="001723e7"/>
    </style:style>
    <style:style style:name="T7" style:family="text">
      <style:text-properties officeooo:rsid="00182e55"/>
    </style:style>
    <style:style style:name="T8" style:family="text">
      <style:text-properties officeooo:rsid="0019f1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quirements and Analysis Document for the <text:span text:style-name="T3">(insert project name here)</text:span> project (RAD) </text:p>
      <text:p text:style-name="P2"><text:span text:style-name="T3">Version:</text:span><text:span text:style-name="T4"> 1.0</text:span></text:p>
      <text:p text:style-name="P2"><text:span text:style-name="T3">Date: </text:span><text:span text:style-name="T4">some date</text:span></text:p>
      <text:p text:style-name="P2"><text:span text:style-name="T3">Authors: <text:s/></text:span><text:span text:style-name="T4">Eric Arnebäck, Johan Gerdin, Andreas Wahlström ,Linnea Andersson</text:span></text:p>
      <text:p text:style-name="P5">This version overrides all previous versions.</text:p>
      <text:p text:style-name="P5"/>
      <text:p text:style-name="P7">1 Introduction</text:p>
      <text:p text:style-name="P9"/>
      <text:p text:style-name="P9">This is a physics game where you as a black whole float around in space and</text:p>
      <text:p text:style-name="P9">eat planets and other objects.</text:p>
      <text:p text:style-name="P9"/>
      <text:p text:style-name="P10">1.1 Purpose of application</text:p>
      <text:p text:style-name="P9"/>
      <text:p text:style-name="P9">The project aims to create a physics based game eat-em-up game that provides</text:p>
      <text:p text:style-name="P9">entertainment to the user.</text:p>
      <text:p text:style-name="P9"/>
      <text:p text:style-name="P10">1.2 General characteristics of application</text:p>
      <text:p text:style-name="P9"/>
      <text:p text:style-name="P9">The game is a physics based android game, controllable by touch</text:p>
      <text:p text:style-name="P9">controllers. It is single player.</text:p>
      <text:p text:style-name="P9"/>
      <text:p text:style-name="P9">The player moves a black hole swallowing objects until he dies. If the</text:p>
      <text:p text:style-name="P9">black hole dies, it is respawned and a life is used up. This goes on</text:p>
      <text:p text:style-name="P9">until the player has run out lives, then it's game over. The black</text:p>
      <text:p text:style-name="P9">hole dies when it is eaten by another black hole. These other black</text:p>
      <text:p text:style-name="P9">holes are controlled by some kind of AI. There are no time constraints.</text:p>
      <text:p text:style-name="P9"/>
      <text:p text:style-name="P9">Once the player has eaten enough objects, the next level will start.</text:p>
      <text:p text:style-name="P9"/>
      <text:p text:style-name="P10">1.3 Scope of application</text:p>
      <text:p text:style-name="P9"/>
      <text:p text:style-name="P9">There is only one player, and enemies are controlled by an AI. The</text:p>
      <text:p text:style-name="P9">application saves the high scores. It is not possible for the player</text:p>
      <text:p text:style-name="P9">to edit and make their own levels.</text:p>
      <text:p text:style-name="P9"/>
      <text:p text:style-name="P10">1.4 Objectives and success criteria of the project</text:p>
      <text:p text:style-name="P9"/>
      <text:p text:style-name="P9"><text:s text:c="2"/>It should be possible to play the game for as long as the player</text:p>
      <text:p text:style-name="P9"><text:s text:c="2"/>is still alive, there is no "final level". Stages are generated</text:p>
      <text:p text:style-name="P9"><text:s text:c="2"/>dynamically if necessary to keep the game going. The game should be</text:p>
      <text:p text:style-name="P9"><text:s text:c="2"/>playable on an android mobile/pad of any size.</text:p>
      <text:p text:style-name="P9"/>
      <text:p text:style-name="P10">1.5 Definitions, acronyms and abbreviations</text:p>
      <text:p text:style-name="P9"/>
      <text:p text:style-name="P9">Eat-em-up game - A game where the main goal for the player is to</text:p>
      <text:p text:style-name="P5"><text:span text:style-name="T3">swallow objects in the level.</text:span> </text:p>
      <text:p text:style-name="P4"/>
      <text:p text:style-name="P8">2 Requirements</text:p>
      <text:p text:style-name="Standard"><text:soft-page-break/></text:p>
      <text:p text:style-name="P1">2.1 Functional requirements</text:p>
      <text:p text:style-name="Standard"/>
      <text:p text:style-name="Standard"><text:tab/>The player should be able to:</text:p>
      <text:p text:style-name="Standard"/>
      <text:list xml:id="list18882396121" text:style-name="L1">
        <text:list-item>
          <text:p text:style-name="P11">Select language for the GUI (Option is saved)</text:p>
          <text:p text:style-name="P11"/>
        </text:list-item>
        <text:list-item>
          <text:p text:style-name="P11">Change sound options for the game(<text:span text:style-name="T1">Mute</text:span>, lower, higher. Options are saved)</text:p>
          <text:p text:style-name="P11"/>
        </text:list-item>
        <text:list-item>
          <text:p text:style-name="P11">Look at the instructions</text:p>
          <text:p text:style-name="P11"/>
        </text:list-item>
        <text:list-item>
          <text:p text:style-name="P11">Start a new game </text:p>
          <text:p text:style-name="P11"/>
          <text:list>
            <text:list-header>
              <text:p text:style-name="P11">4.1 Choose if to read <text:span text:style-name="T5">the </text:span>tutorial</text:p>
              <text:p text:style-name="P11">4.2 Choose difficulty</text:p>
              <text:p text:style-name="P11"/>
            </text:list-header>
          </text:list>
        </text:list-item>
        <text:list-item>
          <text:p text:style-name="P11">Continue the last game (Only available if there is a saved game)</text:p>
          <text:p text:style-name="P11"/>
        </text:list-item>
        <text:list-item>
          <text:p text:style-name="P11">Play the game</text:p>
          <text:p text:style-name="P11"/>
          <text:list>
            <text:list-header>
              <text:p text:style-name="P11">6.2 Move around</text:p>
              <text:p text:style-name="P11">6.3 Collide with other objects </text:p>
              <text:p text:style-name="P11"/>
            </text:list-header>
          </text:list>
        </text:list-item>
        <text:list-item>
          <text:p text:style-name="P11">End the game. Saves the game</text:p>
        </text:list-item>
      </text:list>
      <text:p text:style-name="Standard"/>
      <text:p text:style-name="P3"><text:span text:style-name="T2">2.2 Non-functional requirement</text:span>s</text:p>
      <text:p text:style-name="Standard"/>
      <text:list xml:id="list471463800" text:style-name="L2">
        <text:list-item>
          <text:list>
            <text:list-item>
              <text:list>
                <text:list-item>
                  <text:p text:style-name="P13">Usability</text:p>
                  <text:p text:style-name="P12"/>
                  <text:p text:style-name="P12">As the application is a game it should be very easy to use, it should be easy to understand how to use and not take long to start playing. An instructions option should be <text:span text:style-name="T5">accessible</text:span> before start and a tutorial when begi<text:span text:style-name="T5">nning</text:span> a new game. There should also <text:span text:style-name="T5">be</text:span> a language option, at least for Swedish and English. Test<text:span text:style-name="T5">s</text:span> should be performed to verify and ensure the applications usability. The results from the test will be part of the final documentation.</text:p>
                  <text:p text:style-name="P12"/>
                </text:list-item>
                <text:list-item>
                  <text:p text:style-name="P13">Reliability</text:p>
                  <text:p text:style-name="P12"/>
                  <text:p text:style-name="P12">you can't break the game?</text:p>
                  <text:p text:style-name="P12"/>
                </text:list-item>
                <text:list-item>
                  <text:p text:style-name="P13">Performance</text:p>
                  <text:p text:style-name="P12"/>
                  <text:p text:style-name="P12">The players action should rec<text:span text:style-name="T5">e</text:span>ive <text:span text:style-name="T6">immediate</text:span> feedback from the system and <text:span text:style-name="T6">in</text:span> worst case respon<text:span text:style-name="T6">se</text:span> time should not exceed 1 sec. Longer response time would mean a high risk of the game not functioning properly(in the meaning that lag will make it impossible to avoid enemy/obstacle/larger planet).</text:p>
                  <text:p text:style-name="P12"/>
                </text:list-item>
                <text:list-item>
                  <text:p text:style-name="P13">Supportability</text:p>
                  <text:p text:style-name="P12"/>
                  <text:p text:style-name="P12">The application should be implemented in a way that supports modification for use on web and other mobile platforms. Also, the game should be implemented in a way <text:s/>that makes it easy to locate <text:span text:style-name="T7">reported</text:span> faults and fix them.</text:p>
                  <text:p text:style-name="P12"><text:soft-page-break/></text:p>
                </text:list-item>
                <text:list-item>
                  <text:p text:style-name="P13">Implementation</text:p>
                  <text:p text:style-name="P12"/>
                  <text:p text:style-name="P12">The application is writ<text:span text:style-name="T8">t</text:span>en in the java <text:span text:style-name="T8">programming</text:span> language for use in an android <text:span text:style-name="T8">environment. T</text:span>his makes it easy to run it on any android device as well as on the web. Devices that uses other languages than java won't be able to run the application without an android emulator. </text:p>
                  <text:p text:style-name="P12"><text:s/></text:p>
                </text:list-item>
                <text:list-item>
                  <text:p text:style-name="P13">Packaging and installation</text:p>
                  <text:p text:style-name="P12"/>
                  <text:p text:style-name="P12">The application will be available for download on Google play store.</text:p>
                  <text:p text:style-name="P12"/>
                </text:list-item>
                <text:list-item>
                  <text:p text:style-name="P13">Legal</text:p>
                  <text:p text:style-name="P12"/>
                  <text:p text:style-name="P12">NA</text:p>
                </text:list-item>
              </text:list>
            </text:list-item>
          </text:list>
        </text:list-item>
      </text:list>
      <text:p text:style-name="Standard"><text:s/></text:p>
      <text:p text:style-name="P1">2.3 Application models</text:p>
      <text:p text:style-name="Standard"/>
      <text:list xml:id="list2166553099" text:style-name="L3">
        <text:list-item>
          <text:list>
            <text:list-item>
              <text:list>
                <text:list-item>
                  <text:p text:style-name="P14">Use case model</text:p>
                  <text:p text:style-name="P15"/>
                  <text:p text:style-name="P15">See Appendix: Use case diagram</text:p>
                  <text:p text:style-name="P15"/>
                </text:list-item>
                <text:list-item>
                  <text:p text:style-name="P14">Use case Priority</text:p>
                  <text:p text:style-name="P15"/>
                  <text:p text:style-name="P15">High: <text:tab/>Move</text:p>
                  <text:list>
                    <text:list-item>
                      <text:list>
                        <text:list-header>
                          <text:p text:style-name="P15">PowerUp</text:p>
                          <text:p text:style-name="P15">SwallowEntity</text:p>
                        </text:list-header>
                      </text:list>
                    </text:list-item>
                  </text:list>
                  <text:p text:style-name="P15"/>
                  <text:p text:style-name="P15">Medel: GameOver</text:p>
                  <text:list>
                    <text:list-item>
                      <text:list>
                        <text:list-header>
                          <text:p text:style-name="P15">PlayerSwallowed</text:p>
                        </text:list-header>
                      </text:list>
                    </text:list-item>
                  </text:list>
                  <text:p text:style-name="P15"/>
                  <text:p text:style-name="P15">Low: <text:tab/>NextLevel</text:p>
                  <text:list text:continue-numbering="true">
                    <text:list-header>
                      <text:p text:style-name="P15"/>
                    </text:list-header>
                  </text:list>
                </text:list-item>
                <text:list-item>
                  <text:p text:style-name="P14">Analysis model</text:p>
                  <text:p text:style-name="P15"/>
                  <text:p text:style-name="P15">See Appendix: Analysis model</text:p>
                  <text:p text:style-name="P15"/>
                </text:list-item>
                <text:list-item>
                  <text:p text:style-name="P14">User interface</text:p>
                  <text:p text:style-name="P15"/>
                  <text:p text:style-name="P15">As this game is made for use on android devices, <text:s/>it needs to be playable on a wide variation of screen sizes(e.g <text:span text:style-name="T2">example</text:span>). The applications GUI will be fixed (you can't change the skin or theme). </text:p>
                </text:list-item>
              </text:list>
            </text:list-item>
          </text:list>
        </text:list-item>
      </text:list>
      <text:p text:style-name="Standard"/>
      <text:p text:style-name="Standard"/>
      <text:p text:style-name="Standard"/>
      <text:p text:style-name="Standard"/>
      <text:p text:style-name="Standard"/>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8:07:33</meta:creation-date>
    <dc:date>2013-04-03T18:25:53</dc:date>
    <meta:editing-duration>PT10M17S</meta:editing-duration>
    <meta:editing-cycles>9</meta:editing-cycles>
    <meta:generator>LibreOffice/3.6$MacOSX_x86 LibreOffice_project/e29a214-2bbed72-0621de6-a97528c-8f066d</meta:generator>
    <meta:document-statistic meta:table-count="0" meta:image-count="0" meta:object-count="0" meta:page-count="3" meta:paragraph-count="77" meta:word-count="697" meta:character-count="4035" meta:non-whitespace-character-count="3409"/>
  </office:meta>
</office:document-meta>
</file>